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Contents_20_2">
      <style:paragraph-properties>
        <style:tab-stops>
          <style:tab-stop style:position="17.067cm" style:type="right" style:leader-style="dotted" style:leader-text="."/>
        </style:tab-stops>
      </style:paragraph-properties>
    </style:style>
    <style:style style:name="P25" style:family="paragraph" style:parent-style-name="Contents_20_3">
      <style:paragraph-properties>
        <style:tab-stops>
          <style:tab-stop style:position="16.568cm" style:type="right" style:leader-style="dotted" style:leader-text="."/>
        </style:tab-stops>
      </style:paragraph-properties>
    </style:style>
    <style:style style:name="P26" style:family="paragraph" style:parent-style-name="Contents_20_1">
      <style:paragraph-properties>
        <style:tab-stops>
          <style:tab-stop style:position="17.567cm" style:type="right" style:leader-style="dotted" style:leader-text="."/>
        </style:tab-stops>
      </style:paragraph-properties>
    </style:style>
    <style:style style:name="P27" style:family="paragraph" style:parent-style-name="Contents_20_4">
      <style:paragraph-properties>
        <style:tab-stops>
          <style:tab-stop style:position="16.06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8">
      <style:paragraph-properties fo:text-align="justify" style:justify-single-word="false"/>
    </style:style>
    <style:style style:name="P32" style:family="paragraph" style:parent-style-name="Text_20_body" style:list-style-name="L10">
      <style:paragraph-properties fo:text-align="justify" style:justify-single-word="false"/>
    </style:style>
    <style:style style:name="P33" style:family="paragraph" style:parent-style-name="Text_20_body" style:list-style-name="L11">
      <style:paragraph-properties fo:text-align="justify" style:justify-single-word="false"/>
    </style:style>
    <style:style style:name="P34" style:family="paragraph" style:parent-style-name="Text_20_body" style:list-style-name="L12">
      <style:paragraph-properties fo:text-align="justify" style:justify-single-word="false"/>
    </style:style>
    <style:style style:name="P35" style:family="paragraph" style:parent-style-name="Text_20_body" style:list-style-name="L2">
      <style:paragraph-properties fo:line-height="100%"/>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text-properties style:font-name="Courier 10 Pitch1" fo:font-size="10pt" style:font-size-asian="10pt" style:font-size-complex="10pt"/>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3"/>
    <style:style style:name="P43" style:family="paragraph" style:parent-style-name="Text_20_body" style:list-style-name="L3">
      <style:paragraph-properties fo:margin-left="0cm" fo:margin-right="0cm" fo:text-indent="0cm" style:auto-text-indent="false"/>
    </style:style>
    <style:style style:name="P44"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5" style:family="paragraph" style:parent-style-name="Text_20_body" style:list-style-name="L4">
      <style:paragraph-properties fo:margin-left="1.251cm" fo:margin-right="0cm" fo:text-indent="0cm" style:auto-text-indent="false"/>
    </style:style>
    <style:style style:name="P46" style:family="paragraph" style:parent-style-name="Text_20_body" style:list-style-name="L7">
      <style:paragraph-properties fo:margin-top="0cm" fo:margin-bottom="0cm"/>
    </style:style>
    <style:style style:name="P47"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8" style:family="paragraph" style:parent-style-name="Preformatted_20_Text">
      <style:text-properties style:font-name="Courier 10 Pitch1" fo:font-size="10pt" style:font-size-asian="10pt" style:font-size-complex="10pt"/>
    </style:style>
    <style:style style:name="P49" style:family="paragraph" style:parent-style-name="Heading_20_1">
      <style:paragraph-properties fo:text-align="start" style:justify-single-word="false"/>
    </style:style>
    <style:style style:name="P50" style:family="paragraph" style:parent-style-name="Heading_20_1">
      <style:paragraph-properties fo:break-before="page"/>
    </style:style>
    <style:style style:name="P51"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4-07T16:44:05">07.04.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6">1Motivation<text:tab/>3</text:p>
          <text:p text:style-name="P26">2Sprachumfang<text:tab/>3</text:p>
          <text:p text:style-name="P24">2.1Generell<text:tab/>3</text:p>
          <text:p text:style-name="P24">2.2Einschränkungen<text:tab/>4</text:p>
          <text:p text:style-name="P24">2.3uBasic-Syntax<text:tab/>5</text:p>
          <text:p text:style-name="P25">2.3.1Darstellungsformen für Zahlen<text:tab/>5</text:p>
          <text:p text:style-name="P25">2.3.2Operatoren<text:tab/>5</text:p>
          <text:p text:style-name="P27">Arithmetische Operatoren<text:tab/>5</text:p>
          <text:p text:style-name="P27">Bit-Operatoren<text:tab/>5</text:p>
          <text:p text:style-name="P27">Vergleichsoperatoren<text:tab/>5</text:p>
          <text:p text:style-name="P25">2.3.3Schleife von/bis (for/to/next)<text:tab/>6</text:p>
          <text:p text:style-name="P25">2.3.4Bedingte Anweisung (if/then/else)<text:tab/>6</text:p>
          <text:p text:style-name="P25">2.3.5Sprung (goto)<text:tab/>6</text:p>
          <text:p text:style-name="P25">2.3.6Unterprogramm aufrufen (gosub)<text:tab/>6</text:p>
          <text:p text:style-name="P25">2.3.7Programm-Ende (end)<text:tab/>7</text:p>
          <text:p text:style-name="P25">2.3.8Zufallswert (srand/rand)<text:tab/>7</text:p>
          <text:p text:style-name="P25">2.3.9absoluter Betrag (abs)<text:tab/>7</text:p>
          <text:p text:style-name="P25">2.3.10Complement (not)<text:tab/>7</text:p>
          <text:p text:style-name="P25">2.3.11Ausgabe (print)<text:tab/>8</text:p>
          <text:p text:style-name="P25">2.3.12Variable setzen (let)<text:tab/>8</text:p>
          <text:p text:style-name="P25">2.3.13Feld-Variablen (dim)<text:tab/>8</text:p>
          <text:p text:style-name="P25">2.3.14Eingabe (input)<text:tab/>8</text:p>
          <text:p text:style-name="P25">2.3.15EEPROM-Inhalt setzen (epeek)<text:tab/>9</text:p>
          <text:p text:style-name="P25">2.3.16EEPROM-Inhalt lesen (epoke)<text:tab/>9</text:p>
          <text:p text:style-name="P25">2.3.17Pause-Befehl (wait)<text:tab/>9</text:p>
          <text:p text:style-name="P25">2.3.18I/O-Portrichtung (Ein- oder Ausgang) festlegen (dir)<text:tab/>9</text:p>
          <text:p text:style-name="P25">2.3.19I/O-Port setzen (out)<text:tab/>10</text:p>
          <text:p text:style-name="P25">2.3.20I/O-Port auslesen (in)<text:tab/>10</text:p>
          <text:p text:style-name="P25">2.3.21ADC-Auslesen (adc)<text:tab/>10</text:p>
          <text:p text:style-name="P25">2.3.22C-Routinen aufrufen (call)<text:tab/>10</text:p>
          <text:p text:style-name="P25"><text:soft-page-break/>2.3.23Zugriff auf interne C-Variablen (vpeek/vpoke)<text:tab/>11</text:p>
          <text:p text:style-name="P25">2.3.24Kommentar (rem)<text:tab/>11</text:p>
          <text:p text:style-name="P24">2.4Basic-Fehlerbehandlung<text:tab/>11</text:p>
          <text:p text:style-name="P26">3Funktionsweise des Interpreters<text:tab/>12</text:p>
          <text:p text:style-name="P26">4Einbinden in eigene Programme<text:tab/>13</text:p>
          <text:p text:style-name="P24">4.1Parametrisierung (ubasic_config.h)<text:tab/>13</text:p>
          <text:p text:style-name="P24">4.2Übersetzen, Testen<text:tab/>15</text:p>
          <text:p text:style-name="P24">4.3Einbinden, Start eines Basic-Programmes in eigene Applikationen<text:tab/>15</text:p>
          <text:p text:style-name="P24">4.4Schnittstelle zu anderen internen C-Funktionen und -Variablen<text:tab/>16</text:p>
          <text:p text:style-name="P25">4.4.1Basic-Befehl CALL<text:tab/>16</text:p>
          <text:p text:style-name="P25">4.4.2Basic-Befehle VPEEK, VPOKE<text:tab/>19</text:p>
          <text:p text:style-name="P26">5Variabler Zugriff auf Basic-Quelltext<text:tab/>19</text:p>
          <text:p text:style-name="P24">5.1Ziel <text:tab/>19</text:p>
          <text:p text:style-name="P24">5.2Umsetzung<text:tab/>19</text:p>
          <text:p text:style-name="P26">6Aufruf von externen Unterprogrammen<text:tab/>21</text:p>
          <text:p text:style-name="P26">7Formale Syntax-Beschreibung (Erweiterte Backus-Naur-Form)<text:tab/>22</text:p>
          <text:p text:style-name="P26">8Bekannte Fehler<text:tab/>23</text:p>
          <text:p text:style-name="P26">9Kontakt<text:tab/>23</text:p>
        </text:index-body>
      </text:table-of-content>
      <text:p text:style-name="P1"/>
      <text:p text:style-name="P4"/>
      <text:h text:style-name="P50" text:outline-level="1">Motivation</text:h>
      <text:p text:style-name="P15"/>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537407608" text:style-name="L1">
        <text:list-item>
          <text:p text:style-name="P30">relativ einfach zu verstehender Quellcode, der es nach kurzer Einarbeitungszeit möglich macht, den Sprachumfang zu erweitern</text:p>
        </text:list-item>
        <text:list-item>
          <text:p text:style-name="P28">modular aufgebaut, einfach in eigene Applikationen integrierbar</text:p>
        </text:list-item>
        <text:list-item>
          <text:p text:style-name="P28">kleiner übersetzter Code, geringer Speicherverbrauch</text:p>
        </text:list-item>
        <text:list-item>
          <text:p text:style-name="P28">Basic-Syntax ist an das bekannte TinyBasic angelehnt</text:p>
        </text:list-item>
        <text:list-item>
          <text:p text:style-name="P28">Sprachumfang und interner Speicherverbrauch parametrierbar</text:p>
        </text:list-item>
        <text:list-item>
          <text:p text:style-name="P30">Basic-Befehle für den Zugriff auf Funktionen und Variablen der einbindenden Firmware vor­handen</text:p>
        </text:list-item>
        <text:list-item>
          <text:p text:style-name="P30">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254935061" text:style-name="L2">
        <text:list-item>
          <text:p text:style-name="P35">Befehle ohne einschließende Klammern ö.ä. angegeben</text:p>
        </text:list-item>
        <text:list-item>
          <text:p text:style-name="P35">erforderliche Syntaxelemente in &lt;...&gt; angegeben</text:p>
        </text:list-item>
        <text:list-item>
          <text:p text:style-name="P35">alternative Syntaxelemente mit einem | getrennt</text:p>
        </text:list-item>
        <text:list-item>
          <text:p text:style-name="P35">optionale Syntaxelemente in [...] angegeben</text:p>
        </text:list-item>
      </text:list>
      <text:p text:style-name="Text_20_body">Kombinationen sind möglich.</text:p>
      <text:p text:style-name="Text_20_body"/>
      <text:p text:style-name="Text_20_body">Bedeutung innerhalb folgender Syntaxbeschreibung:</text:p>
      <text:list xml:id="list73876793" text:style-name="L3">
        <text:list-item>
          <text:p text:style-name="P43"><text:span text:style-name="T2">val</text:span> <text:s/><text:span text:style-name="T3"></text:span> ein numerischer Wert</text:p>
        </text:list-item>
        <text:list-item>
          <text:p text:style-name="P43"><text:span text:style-name="T2">str</text:span> <text:s/><text:span text:style-name="T3"></text:span> ein String (eingeschlossen in "...")</text:p>
        </text:list-item>
        <text:list-item>
          <text:p text:style-name="P43"><text:span text:style-name="T2">expr</text:span> <text:span text:style-name="T3"></text:span> eine Expression (Ausdruck)</text:p>
        </text:list-item>
        <text:list-item>
          <text:p text:style-name="P43"><text:span text:style-name="T2">var</text:span> <text:s/><text:span text:style-name="T3"></text:span> eine Variable</text:p>
        </text:list-item>
        <text:list-item>
          <text:p text:style-name="P43"><text:span text:style-name="T2">rel</text:span> <text:s/><text:span text:style-name="T3"></text:span> Relation (Vergleichsoperation)</text:p>
        </text:list-item>
        <text:list-item>
          <text:p text:style-name="P43"><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45299689" text:style-name="L4">
        <text:list-item>
          <text:p text:style-name="P36">systembedingte Einschränkungen:</text:p>
        </text:list-item>
        <text:list-item>
          <text:p text:style-name="P45">Schachtelungstiefe for-Befehl: ist begrenzt und via define einstellbar (uBasic_config.h)</text:p>
        </text:list-item>
        <text:list-item>
          <text:p text:style-name="P45">Schachtelungstiefe gosub-Befehl: ist begrenzt und via define einstellbar (uBasic_config.h)</text:p>
        </text:list-item>
        <text:list-item>
          <text:p text:style-name="P45">Länge des Basic-Quelltext: ist begrenzt durch vorhandene Speichergrößen</text:p>
        </text:list-item>
        <text:list-item>
          <text:p text:style-name="P36">im Vergleich zu anderen verbreiteten Basic-Dialekten (außer TinyBasic):</text:p>
        </text:list-item>
        <text:list-item>
          <text:p text:style-name="P45">Wertebereiche Variablen: nur Integer (signed)</text:p>
        </text:list-item>
        <text:list-item>
          <text:p text:style-name="P45">Variablennamen: nur ein Buchstabe von 'a'...'z' bzw. 'A'...'Z' (es gilt a=A usw.)</text:p>
        </text:list-item>
        <text:list-item>
          <text:p text:style-name="P45">Anzahl Variablen: max. 26 und via define einstellbar (uBasic_config.h)</text:p>
        </text:list-item>
        <text:list-item>
          <text:p text:style-name="P36">im speziellen Vergleich zu TinyBasic</text:p>
        </text:list-item>
        <text:list-item>
          <text:p text:style-name="P45"><text:soft-page-break/>keine DATA-Anweisung</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214186000" text:style-name="L5">
        <text:list-item>
          <text:p text:style-name="P37">Dezimalzahlen:<text:tab/>1234</text:p>
        </text:list-item>
        <text:list-item>
          <text:p text:style-name="P37">Hexadezimalzahlen:<text:tab/>0x12AB</text:p>
        </text:list-item>
        <text:list-item>
          <text:p text:style-name="P37">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ext:soft-page-break/>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2">IF A=1 GOTO 100 <text:span text:style-name="T7">ELSE GOTO 200</text:span></text:p>
      <text:p text:style-name="P17"/>
      <text:p text:style-name="P17">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lt;str&gt;</text:p>
      <text:p text:style-name="P6">...</text:p>
      <text:p text:style-name="P6">return</text:p>
      <text:p text:style-name="Text_20_body"/>
      <text:p text:style-name="P17"><text:soft-page-break/><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6"/>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text:soft-page-break/>Kann auch selbst Element eines Ausdrucks sein.</text:p>
      <text:p text:style-name="Text_20_body"/>
      <text:h text:style-name="Heading_20_3" text:outline-level="3">Ausgabe (print)</text:h>
      <text:p text:style-name="P6">print &lt;val|var|expr|str&gt; [&lt;,|;&gt; [&lt;val|var|expr|st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17">Die Angabe von <text:span text:style-name="T2">let</text:span> ist optional. Variablen sind immer vom Typ signed Integer. Beim Start eines Basic-Programms werden sie mit 0 vorinitialisiert.</text:p>
      <text:p text:style-name="P17"/>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17">In Zeile 10 wird die Variable <text:span text:style-name="T2">a</text:span> als Feld mit 10 Elementen definiert. In den folgenden Zeilen wird auf das jeweils 2.Element des Feldes zugegriffen (Index 0...9). Die Elemente des Feldes sind immer vom Typ Integer.</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
      <text:h text:style-name="Heading_20_3" text:outline-level="3">Eingabe (input)</text:h>
      <text:p text:style-name="P6">INPUT [str ;] &lt;var &gt; [[,] var]</text:p>
      <text:p text:style-name="Text_20_body"/>
      <text:p text:style-name="Text_20_body">Ermöglicht die interaktive Eingabe von Werten und deren Zuweisung zu Variablen. Bsp.:</text:p>
      <text:p text:style-name="Preformatted_20_Text"><text:soft-page-break/>10 input <text:span text:style-name="T8">"a="; a</text:span></text:p>
      <text:p text:style-name="P8">20 print a</text:p>
      <text:p text:style-name="P8">30 input a, b</text:p>
      <text:p text:style-name="P8">40 print a, b</text:p>
      <text:p text:style-name="P8">50 end</text:p>
      <text:p text:style-name="P38"/>
      <text:p text:style-name="Standard">Es können nur Zahlen eingeben werden (derzeit gibt es ja auch nur Integerwerte als Variablen). Bei anderen Eingaben wird der Wert 0 der entsprechenden Variablen zugewiesen.</text:p>
      <text:p text:style-name="Standard"/>
      <text:p text:style-name="Standard">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EEPROM-Inhalt setzen (epeek)</text:h>
      <text:p text:style-name="P6">epeek(&lt;val|var|expr&gt;)=&lt;val|var|expr&gt;</text:p>
      <text:p text:style-name="Text_20_body"/>
      <text:p text:style-name="P17">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text:soft-page-break/></text:p>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in diesem Dokument.</text:p>
      <text:p text:style-name="Text_20_body">Funktioniert als Ausdruck, wie auch als Statement.</text:p>
      <text:p text:style-name="Text_20_body"><text:soft-page-break/></text:p>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 aus dem Define-Namen sollte sich dessen Bedeutung erschliessen...):</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text:soft-page-break/>#define GOSUB_NO_EXT_SUBPROC <text:s text:c="3"/><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define INPUT_IS_NOT_NUMBER <text:s text:c="4"/><text:tab/>19</text:p>
      <text:p text:style-name="Preformatted_20_Text">#define UNKNOWN_VARIABLE <text:s text:c="7"/><text:tab/>20</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9" text:outline-level="1">Funktionsweise des Interpreters</text:h>
      <text:p text:style-name="Text_20_body">Der uBasic-Interpreter unterteilt sich in zwei Komponenten: </text:p>
      <text:list xml:id="list1566821682" text:style-name="L7">
        <text:list-item>
          <text:p text:style-name="P46">dem Tokenizer (tokenizer.*) </text:p>
        </text:list-item>
        <text:list-item>
          <text:p text:style-name="P40">dem eigentlichen uBasic (ubasic*.*) </text:p>
        </text:list-item>
      </text:list>
      <text:p text:style-name="P17"><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text:soft-page-break/>Definiert die Standardausgabe für den Basic-Befehl <text:span text:style-name="T2">print,</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 (Bsp.: maximal 40 Zeichen)</text:p>
      <text:p text:style-name="P17"/>
      <text:p text:style-name="Preformatted_20_Text">#define MAX_INPUT_LEN 11</text:p>
      <text:p text:style-name="P17">Maximale Länge einer Eingabe bei BASIC-Befehl INPUT (Bsp.: maximal 11 Zeichen)</text:p>
      <text:p text:style-name="Preformatted_20_Text">#define MAX_GOSUB_STACK_DEPTH 2</text:p>
      <text:p text:style-name="P17">Maximale Schachtelungstiefe innerhalb von <text:span text:style-name="T2">gosub</text:span>-Anwesi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text:p>
      <text:p text:style-name="P17"><text:soft-page-break/><text:s/></text:p>
      <text:p text:style-name="Preformatted_20_Text">#define UBASIC_ARRAY<text:tab/>1</text:p>
      <text:p text:style-name="P17">Variablen können als Felder definiert werden (Basic-Befehl <text:span text:style-name="T2">dim</text:span>).</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7">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text:soft-page-break/>#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mehrere Testprogramme für AVR und Linux enthalten. Entsprechende Makefiles sind ebenfalls zu fin­den.</text:p>
      <text:p text:style-name="P17">Das AVR-Testprogramm nutzt die serielle Schnittstelle für die Ein- und Ausgaben.</text:p>
      <text:p text:style-name="P17">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17">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17">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text:soft-page-break/>laufen! </text:p>
      <text:p text:style-name="P17"><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4">}</text:p>
      <text:p text:style-name="P17">Als Referenz für das Einbinden des Basic-Interpreters in eigene Programme, wird das Studium von main.c, welche im Quellcode-Archiv enthalten ist, angeraten. </text:p>
      <text:p text:style-name="P17"/>
      <text:h text:style-name="Heading_20_2" text:outline-level="2">Schnittstelle zu anderen internen C-Funktionen und -Variablen</text:h>
      <text:h text:style-name="Heading_20_3" text:outline-level="3">Basic-Befehl CALL</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soft-page-break/><text:tab/>ADCSRA=0;</text:p>
      <text:p text:style-name="P8"><text:tab/>return r;</text:p>
      <text:p text:style-name="P8">}</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soft-page-break/><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Basic-Befehle VPEEK, VPOKE</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soft-page-break/>};</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1495493638" text:style-name="L8">
        <text:list-item>
          <text:p text:style-name="P31">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1">Flash-RAM, EEPROM eines Mikrocontrollers, soweit vorhanden (z.B. AVR-Mikrocontroller)</text:p>
        </text:list-item>
        <text:list-item>
          <text:p text:style-name="P31">angeschlossene externe Speicherbausteine</text:p>
        </text:list-item>
        <text:list-item>
          <text:p text:style-name="P31">ein eventuell vorhandenes Filesystem (SD-Karte, Festplatte usw.)</text:p>
        </text:list-item>
        <text:list-item>
          <text:p text:style-name="P31">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1239515646" text:style-name="L9">
        <text:list-item>
          <text:p text:style-name="P41">Abfrage der Zeigersposition</text:p>
        </text:list-item>
        <text:list-item>
          <text:p text:style-name="P41">Abfrage des Wertes der Speicherzelle, auf die der Zeiger aktuell zeigt</text:p>
        </text:list-item>
        <text:list-item>
          <text:p text:style-name="P41">Inkrementieren des Zeigers um eine Stelle weiter</text:p>
        </text:list-item>
        <text:list-item>
          <text:p text:style-name="P41">Setzen einer beliebigen neuen Zeigerposition</text:p>
        </text:list-item>
        <text:list-item>
          <text:p text:style-name="P41">Basic-Programmende-Erkennung</text:p>
        </text:list-item>
      </text:list>
      <text:p text:style-name="Text_20_body"/>
      <text:p text:style-name="P17">Sämtliche relevanten Stellen im uBasic-Quelltext sind mit Defines realisiert, deren Umsetzung je nach <text:soft-page-break/>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836550858" text:style-name="L10">
        <text:list-item>
          <text:p text:style-name="P32">Programm im Flash-Speicher eines AVR-Mikrocontrollers</text:p>
        </text:list-item>
        <text:list-item>
          <text:p text:style-name="P32">Programm auf einer SD-Karte an einem AVR-Mikrocontroller </text:p>
        </text:list-item>
        <text:list-item>
          <text:p text:style-name="P47">über direkte Dateisystemzugriffe unter Linux</text:p>
          <text:p text:style-name="P44"><text:soft-page-break/></text:p>
        </text:list-item>
      </text:list>
      <text:h text:style-name="Heading_20_1" text:outline-level="1">Aufruf von externen Unterprogrammen</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848253962" text:style-name="L11">
        <text:list-item>
          <text:p text:style-name="P33">Schließen des derzeitig geöffneten Programms;</text:p>
        </text:list-item>
        <text:list-item>
          <text:p text:style-name="P33">Öffnen des Programms dessen Name als Parameter übergeben wurde </text:p>
        </text:list-item>
        <text:list-item>
          <text:p text:style-name="P33">Setzen der Zeiger <text:span text:style-name="T2">PROG_PTR</text:span> und <text:span text:style-name="T2">programm_ptr</text:span> auf den Anfang des neuen Programms; </text:p>
        </text:list-item>
        <text:list-item>
          <text:p text:style-name="P33">Aufruf <text:span text:style-name="T2">tokenizer_init()</text:span></text:p>
        </text:list-item>
        <text:list-item>
          <text:p text:style-name="P33">Setzen der Variable <text:span text:style-name="T2">current_proc</text:span> auf aktuellenProgrammname</text:p>
        </text:list-item>
        <text:list-item>
          <text:p text:style-name="P33">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h text:style-name="P50" text:outline-level="1">Formale Syntax-Beschreibung (Erweiterte Backus-Naur-Form)</text:h>
      <text:p text:style-name="P7"/>
      <text:p text:style-name="P11">Line<text:tab/><text:tab/>= [number | number ":"]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INPUT [characterstr ";"] var {[","] var}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50" text:outline-level="1">Bekannte Fehler</text:h>
      <text:list xml:id="list404994280" text:style-name="L12">
        <text:list-item>
          <text:p text:style-name="P34">...derzeit sind keine Fehler bekannt...</text:p>
          <text:p text:style-name="P34"/>
        </text:list-item>
      </text:list>
      <text:p text:style-name="P17">Sollten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2052703851" text:style-name="L13">
        <text:list-header>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2" draw:style-name="Mgr1" draw:text-style-name="MP1" svg:x1="0.025cm" svg:y1="0.007cm" svg:x2="16.98cm" svg:y2="0.007cm"><text:p/></draw:line>Manual: uBasic-avr<text:tab/><text:tab/><text:page-number text:select-page="current">22</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4-07T16:44:05</dc:date>
    <dc:language>de-DE</dc:language>
    <meta:editing-cycles>236</meta:editing-cycles>
    <meta:editing-duration>PT102H33M49S</meta:editing-duration>
    <dc:creator>Uwe Berger</dc:creator>
    <meta:document-statistic meta:table-count="3" meta:image-count="0" meta:object-count="0" meta:page-count="23" meta:paragraph-count="589" meta:word-count="5128" meta:character-count="38956"/>
    <meta:user-defined meta:name="Info 1"/>
    <meta:user-defined meta:name="Info 2"/>
    <meta:user-defined meta:name="Info 3"/>
    <meta:user-defined meta:name="Info 4"/>
  </office:meta>
</office:document-meta>
</file>